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ext_20_body">
      <style:text-properties officeooo:rsid="0227d122" officeooo:paragraph-rsid="0227d122"/>
    </style:style>
    <style:style style:name="P535" style:family="paragraph" style:parent-style-name="Text_20_body">
      <style:text-properties officeooo:rsid="0229b89e" officeooo:paragraph-rsid="0229b89e"/>
    </style:style>
    <style:style style:name="P536" style:family="paragraph" style:parent-style-name="Text_20_body">
      <style:text-properties officeooo:rsid="022b909f" officeooo:paragraph-rsid="022b909f"/>
    </style:style>
    <style:style style:name="P537" style:family="paragraph" style:parent-style-name="Text_20_body">
      <style:text-properties officeooo:rsid="022c7975" officeooo:paragraph-rsid="022c7975"/>
    </style:style>
    <style:style style:name="P538" style:family="paragraph" style:parent-style-name="Text_20_body">
      <style:text-properties fo:font-weight="normal" officeooo:rsid="022e4502" officeooo:paragraph-rsid="022e4502" style:font-weight-asian="normal" style:font-weight-complex="normal"/>
    </style:style>
    <style:style style:name="P539" style:family="paragraph" style:parent-style-name="Heading_20_1">
      <style:text-properties officeooo:rsid="022f8824"/>
    </style:style>
    <style:style style:name="P540" style:family="paragraph" style:parent-style-name="Text_20_body">
      <style:text-properties officeooo:rsid="022f8824" officeooo:paragraph-rsid="022f8824"/>
    </style:style>
    <style:style style:name="P541" style:family="paragraph" style:parent-style-name="Text_20_body">
      <style:text-properties officeooo:rsid="0230dbf0" officeooo:paragraph-rsid="0230dbf0"/>
    </style:style>
    <style:style style:name="P542" style:family="paragraph" style:parent-style-name="Text_20_body">
      <style:text-properties officeooo:paragraph-rsid="02311d46"/>
    </style:style>
    <style:style style:name="P543" style:family="paragraph" style:parent-style-name="Text_20_body">
      <style:text-properties officeooo:rsid="02344008" officeooo:paragraph-rsid="02344008"/>
    </style:style>
    <style:style style:name="P544" style:family="paragraph" style:parent-style-name="Text_20_body">
      <style:text-properties officeooo:rsid="023606a7" officeooo:paragraph-rsid="023606a7"/>
    </style:style>
    <style:style style:name="P545" style:family="paragraph" style:parent-style-name="Text_20_body">
      <style:text-properties officeooo:rsid="02367217" officeooo:paragraph-rsid="02367217"/>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285596422"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2505103620930"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143881780"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42506476392767" text:continue-list="list142505103620930"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143881780"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42506581202384" text:continue-list="list142506476392767"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2">☐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 open model alongside the failing XML, to the same language entry ?</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4">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4"><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5">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6">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7"><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8">Time to end for the day, so want a commit… but since it’s not functional, <text:span text:style-name="T33">don’t</text:span> push it to GH yet.</text:p>
      <text:p text:style-name="CommitMessage">ConfigUpdater: starting work on *.model button, but non-functional yet → c267e70</text:p>
      <text:h text:style-name="P539" text:outline-level="1"><text:bookmark-start text:name="__RefHeading___Toc5155_617872066"/>2025-Jun-29<text:tab/>ConfigUpdater: Validation Dialog<text:bookmark-end text:name="__RefHeading___Toc5155_617872066"/></text:h>
      <text:p text:style-name="P540">Just a couple minutes, but let’s get it to a point where it compiles, then single-step through to see how good my logic is so far: yep, everything looks right so far.</text:p>
      <text:p text:style-name="P541">But unfortunately, whether I search forward or backward with the targeted search, it’s not finding anything. <text:s/>I will have to play around with the search to figure out how to make that work correctly ☹… but not time for that right now.</text:p>
      <text:p text:style-name="P542"><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3">I couldn’t get the scintilla-regex capture group working as expected (SCI_GETTAG was returning empty), so instead I just hardcoded the offset to find the quoted attribute, and skipped worrying about the GETTAG.</text:p>
      <text:p text:style-name="P544"><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5">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8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29T14:25:04.458774700</dc:date>
    <meta:editing-duration>P12DT19H2M58S</meta:editing-duration>
    <meta:editing-cycles>558</meta:editing-cycles>
    <meta:generator>LibreOffice/25.2.4.3$Windows_X86_64 LibreOffice_project/33e196637044ead23f5c3226cde09b47731f7e27</meta:generator>
    <meta:document-statistic meta:table-count="4" meta:image-count="7" meta:object-count="0" meta:page-count="84" meta:paragraph-count="1172" meta:word-count="29163" meta:character-count="180453" meta:non-whitespace-character-count="150755"/>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